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fr" fo:country="FR" officeooo:paragraph-rsid="0041557a" style:font-size-asian="14pt"/>
    </style:style>
    <style:style style:name="P7" style:family="paragraph" style:parent-style-name="List_20_Paragraph" style:list-style-name="WWNum1">
      <style:text-properties fo:font-size="14pt" fo:language="fr" fo:country="FR" officeooo:rsid="002970a3" officeooo:paragraph-rsid="0041557a" style:font-size-asian="14pt"/>
    </style:style>
    <style:style style:name="P8" style:family="paragraph" style:parent-style-name="List_20_Paragraph" style:list-style-name="WWNum1">
      <style:text-properties fo:font-size="14pt" fo:language="fr" fo:country="FR" officeooo:rsid="0041704f" officeooo:paragraph-rsid="0043b33f" style:font-size-asian="14pt"/>
    </style:style>
    <style:style style:name="P9" style:family="paragraph" style:parent-style-name="List_20_Paragraph" style:list-style-name="WWNum1">
      <style:text-properties fo:font-size="14pt" fo:language="fr" fo:country="FR" officeooo:rsid="0041704f" officeooo:paragraph-rsid="0041704f" style:font-size-asian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 style:list-style-name="L1">
      <style:text-properties fo:font-size="14pt" officeooo:paragraph-rsid="0050874b" style:font-size-asian="14pt" style:font-size-complex="14pt"/>
    </style:style>
    <style:style style:name="P13" style:family="paragraph" style:parent-style-name="Standard" style:list-style-name="L2">
      <style:text-properties fo:font-size="14pt" officeooo:paragraph-rsid="0050d530" style:font-size-asian="14pt" style:font-size-complex="14pt"/>
    </style:style>
    <style:style style:name="P14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0d530" style:font-size-asian="14pt" style:font-size-complex="14pt"/>
    </style:style>
    <style:style style:name="P15" style:family="paragraph" style:parent-style-name="Standard" style:list-style-name="L5">
      <style:text-properties fo:font-size="14pt" officeooo:paragraph-rsid="0050d530" style:font-size-asian="14pt" style:font-size-complex="14pt"/>
    </style:style>
    <style:style style:name="P16" style:family="paragraph" style:parent-style-name="Standard" style:list-style-name="L4">
      <style:text-properties fo:font-size="14pt" officeooo:paragraph-rsid="0050d530" style:font-size-asian="14pt" style:font-size-complex="14pt"/>
    </style:style>
    <style:style style:name="P17" style:family="paragraph" style:parent-style-name="Standard" style:list-style-name="L3">
      <style:text-properties fo:font-size="14pt" officeooo:paragraph-rsid="0050d530" style:font-size-asian="14pt" style:font-size-complex="14pt"/>
    </style:style>
    <style:style style:name="P18" style:family="paragraph" style:parent-style-name="Standard">
      <style:text-properties fo:font-size="14pt" fo:language="en" fo:country="US" officeooo:paragraph-rsid="0040cf8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officeooo:paragraph-rsid="0050874b"/>
    </style:style>
    <style:style style:name="P20" style:family="paragraph">
      <style:text-properties fo:font-size="14pt" fo:language="fr" fo:country="FR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14pt" fo:language="en" fo:country="US" style:font-size-asian="14pt" style:font-size-complex="14pt"/>
    </style:style>
    <style:style style:name="P23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0874b" style:font-size-asian="14pt" style:font-size-complex="14pt"/>
    </style:style>
    <style:style style:name="P24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0d530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color="#ffffff" loext:opacity="100%" fo:font-size="14pt" fo:language="fr" fo:country="FR" fo:font-weight="bold" style:font-size-asian="14pt" style:font-weight-asian="bold"/>
    </style:style>
    <style:style style:name="T4" style:family="text">
      <style:text-properties fo:color="#ffffff" loext:opacity="100%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loext:opacity="100%" fo:font-size="14pt" fo:language="fr" fo:country="FR" fo:font-weight="bold" officeooo:rsid="00420347" style:font-size-asian="14pt" style:font-weight-asian="bold"/>
    </style:style>
    <style:style style:name="T6" style:family="text">
      <style:text-properties fo:color="#ffffff" loext:opacity="100%" fo:font-size="14pt" fo:language="fr" fo:country="FR" fo:font-style="italic" fo:font-weight="bold" style:font-size-asian="14pt" style:font-style-asian="italic" style:font-weight-asian="bold"/>
    </style:style>
    <style:style style:name="T7" style:family="text">
      <style:text-properties fo:color="#ffffff" loext:opacity="100%" fo:font-size="14pt" fo:language="fr" fo:country="FR" fo:font-style="italic" fo:font-weight="bold" officeooo:rsid="0022f5d5" style:font-size-asian="14pt" style:font-style-asian="italic" style:font-weight-asian="bold"/>
    </style:style>
    <style:style style:name="T8" style:family="text">
      <style:text-properties fo:color="#ffffff" loext:opacity="100%" fo:font-size="14pt" fo:language="fr" fo:country="FR" fo:font-style="italic" fo:font-weight="bold" officeooo:rsid="0041557a" style:font-size-asian="14pt" style:font-style-asian="italic" style:font-weight-asian="bold"/>
    </style:style>
    <style:style style:name="T9" style:family="text">
      <style:text-properties fo:color="#ffffff" loext:opacity="100%" fo:font-size="14pt" fo:language="fr" fo:country="FR" fo:font-style="italic" fo:font-weight="bold" officeooo:rsid="00420347" style:font-size-asian="14pt" style:font-style-asian="italic" style:font-weight-asian="bold"/>
    </style:style>
    <style:style style:name="T10" style:family="text">
      <style:text-properties fo:color="#ffffff" loext:opacity="100%" fo:font-size="14pt" fo:language="fr" fo:country="FR" fo:font-style="italic" fo:font-weight="bold" officeooo:rsid="0050874b" style:font-size-asian="14pt" style:font-style-asian="italic" style:font-weight-asian="bold"/>
    </style:style>
    <style:style style:name="T11" style:family="text">
      <style:text-properties fo:color="#ffffff" loext:opacity="100%" fo:language="fr" fo:country="FR" fo:font-weight="bold" style:font-weight-asian="bold"/>
    </style:style>
    <style:style style:name="T12" style:family="text">
      <style:text-properties fo:color="#ffffff" loext:opacity="100%" fo:language="fr" fo:country="FR" fo:font-weight="bold" officeooo:rsid="003c62f3" style:font-weight-asian="bold"/>
    </style:style>
    <style:style style:name="T13" style:family="text">
      <style:text-properties fo:color="#ffffff" loext:opacity="100%" fo:language="fr" fo:country="FR" fo:font-weight="bold" officeooo:rsid="00420347" style:font-weight-asian="bold"/>
    </style:style>
    <style:style style:name="T14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15" style:family="text">
      <style:text-properties fo:color="#ffffff" loext:opacity="100%" fo:language="fr" fo:country="FR" fo:font-style="italic" fo:font-weight="bold" officeooo:rsid="0050874b" style:font-style-asian="italic" style:font-weight-asian="bold"/>
    </style:style>
    <style:style style:name="T16" style:family="text">
      <style:text-properties fo:color="#ffffff" loext:opacity="100%" fo:language="fr" fo:country="FR" fo:font-style="italic" fo:font-weight="bold" officeooo:rsid="0041557a" style:font-style-asian="italic" style:font-weight-asian="bold"/>
    </style:style>
    <style:style style:name="T17" style:family="text">
      <style:text-properties fo:color="#ffffff" loext:opacity="100%" fo:language="fr" fo:country="FR" fo:font-style="italic" fo:font-weight="bold" officeooo:rsid="00420347" style:font-style-asian="italic" style:font-weight-asian="bold"/>
    </style:style>
    <style:style style:name="T18" style:family="text">
      <style:text-properties fo:font-size="14pt" fo:language="fr" fo:country="FR" style:font-size-asian="14pt"/>
    </style:style>
    <style:style style:name="T19" style:family="text">
      <style:text-properties fo:font-size="14pt" fo:language="fr" fo:country="FR" officeooo:rsid="002b5a5b" style:font-size-asian="14pt"/>
    </style:style>
    <style:style style:name="T20" style:family="text">
      <style:text-properties fo:font-size="14pt" fo:language="fr" fo:country="FR" officeooo:rsid="0041557a" style:font-size-asian="14pt"/>
    </style:style>
    <style:style style:name="T21" style:family="text">
      <style:text-properties fo:font-size="14pt" fo:language="fr" fo:country="FR" officeooo:rsid="0041704f" style:font-size-asian="14pt"/>
    </style:style>
    <style:style style:name="T22" style:family="text">
      <style:text-properties fo:font-size="14pt" fo:language="en" fo:country="US" officeooo:rsid="002b5a5b" style:font-size-asian="14pt"/>
    </style:style>
    <style:style style:name="T23" style:family="text">
      <style:text-properties fo:font-size="14pt" fo:language="en" fo:country="US" officeooo:rsid="0041704f" style:font-size-asian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50874b" style:font-size-asian="14pt" style:font-size-complex="14pt"/>
    </style:style>
    <style:style style:name="T26" style:family="text">
      <style:text-properties officeooo:rsid="0041557a"/>
    </style:style>
    <style:style style:name="T27" style:family="text">
      <style:text-properties officeooo:rsid="0043b33f"/>
    </style:style>
    <style:style style:name="T28" style:family="text">
      <style:text-properties officeooo:rsid="0050874b"/>
    </style:style>
    <style:style style:name="T29" style:family="text">
      <style:text-properties fo:color="#6796e6" loext:opacity="100%"/>
    </style:style>
    <style:style style:name="T30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31" style:family="text">
      <style:text-properties fo:language="fr" fo:country="FR"/>
    </style:style>
    <style:style style:name="T32" style:family="text">
      <style:text-properties officeooo:rsid="0050d530"/>
    </style:style>
    <style:style style:name="T33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28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19"><text:span text:style-name="T1">« </text:span><text:span text:style-name="T2">Text Mining par la pratique</text:span><text:span text:style-name="T1"> »</text:span></text:p>
      <text:p text:style-name="P3"/>
      <text:p text:style-name="P4"/>
      <text:p text:style-name="P23"><text:span text:style-name="T11">Question N°1</text:span><text:span text:style-name="T14"> (</text:span><text:bookmark text:name="ID0EDAA"/><text:span text:style-name="T15">Feature Engineering pour la représentation de texte</text:span><text:span text:style-name="T14">)</text:span></text:p>
      <text:p text:style-name="P11"><text:span text:style-name="T31">Pour utiliser des word embeddings (plongements de mots), on doit :</text:span></text:p>
      <text:list xml:id="list2881470855" text:style-name="L1">
        <text:list-item>
          <text:p text:style-name="P12">En récupérer pré-appris sur de très gros corpus.</text:p>
        </text:list-item>
        <text:list-item>
          <text:p text:style-name="P12">Les entraîner <text:span text:style-name="T28">depuis zéro </text:span>avec notre modèle.</text:p>
        </text:list-item>
        <text:list-item>
          <text:p text:style-name="P12">En récupérer pré-appris sur de très gros corpus puis les adapter à notre tâche.</text:p>
        </text:list-item>
        <text:list-item>
          <text:p text:style-name="P12">Une de autres réponses en fonction du contexte.</text:p>
        </text:list-item>
      </text:list>
      <text:p text:style-name="Standard"/>
      <text:p text:style-name="P14"><text:span text:style-name="T11">Question N°</text:span><text:span text:style-name="T12">2</text:span><text:span text:style-name="T11"> </text:span><text:span text:style-name="T14">(</text:span><text:span text:style-name="T15">Feature Engineering pour la représentation de texte</text:span><text:span text:style-name="T14">)</text:span></text:p>
      <text:p text:style-name="P11"><text:span text:style-name="T31">Pour lemmatiser un mot, on le ramène à :</text:span></text:p>
      <text:list xml:id="list768543915" text:style-name="L2">
        <text:list-item>
          <text:p text:style-name="P13">sa racine (qui n'existe pas forcément en tant que mot)</text:p>
        </text:list-item>
        <text:list-item>
          <text:p text:style-name="P13">une forme référente (qui existe forcément en tant que mot)</text:p>
        </text:list-item>
      </text:list>
      <text:p text:style-name="P18"/>
      <text:p text:style-name="P14"><text:span text:style-name="T11">Question N°</text:span><text:span text:style-name="T12">3</text:span><text:span text:style-name="T11"> </text:span><text:span text:style-name="T14">(</text:span><text:bookmark text:name="ID0ECAA"/><text:span text:style-name="T16">La similarité des textes et classification non supervisée</text:span><text:span text:style-name="T14">)</text:span></text:p>
      <text:p text:style-name="P11"><text:span text:style-name="T31">Quand tous les coûts d'opération sont fixés à 1 pour la distance de Levenshtein (ou distance d'édition), celle-ci peut-elle être strictement supérieure à la distance de Hamming ? Strictement inférieure ?</text:span></text:p>
      <text:list xml:id="list2844006705" text:style-name="L5">
        <text:list-item>
          <text:p text:style-name="P15">Strictement supérieure : oui, strictement inférieure : oui.</text:p>
        </text:list-item>
        <text:list-item>
          <text:p text:style-name="P15">Strictement supérieure : oui, strictement inférieure : non.</text:p>
        </text:list-item>
        <text:list-item>
          <text:p text:style-name="P15">Strictement supérieure : non, strictement inférieure : oui.</text:p>
        </text:list-item>
        <text:list-item>
          <text:p text:style-name="P15">Strictement supérieure : non, strictement inférieure : non.</text:p>
        </text:list-item>
      </text:list>
      <text:p text:style-name="P24"><text:span text:style-name="T11">Question N°</text:span><text:span text:style-name="T12">4</text:span><text:span text:style-name="T11"> </text:span><text:span text:style-name="T14">(</text:span><text:span text:style-name="T17">Natural Language Processing et Deep Learning</text:span><text:span text:style-name="T14">)</text:span></text:p>
      <text:p text:style-name="P11"><text:span text:style-name="T33">Pour éviter les gradients qui disparaissent dans un RNN, quelles sont les méthodes efficaces parmi les 4 méthodes suivantes :</text:span></text:p>
      <text:list xml:id="list343329867" text:style-name="L4">
        <text:list-item>
          <text:p text:style-name="P16">Les réseaux bidirectionnels</text:p>
        </text:list-item>
        <text:list-item>
          <text:p text:style-name="P16">Les LSTMs</text:p>
        </text:list-item>
        <text:list-item>
          <text:p text:style-name="P16">Le gradient clipping (écrêtage de gradient)</text:p>
        </text:list-item>
        <text:list-item>
          <text:p text:style-name="P16">L'initialisation orthogonale des matrices de poids</text:p>
        </text:list-item>
      </text:list>
      <text:p text:style-name="Standard"/>
      <text:p text:style-name="P14"><text:span text:style-name="T11">Question N°</text:span><text:span text:style-name="T13">5</text:span><text:span text:style-name="T11"> </text:span><text:span text:style-name="T14">(</text:span><text:bookmark text:name="ID0EAAA"/><text:span text:style-name="T17">Natural Language Processing et Deep Learning</text:span><text:span text:style-name="T14">)</text:span></text:p>
      <text:p text:style-name="P11"><text:span text:style-name="T33">Dans le modèle « sequence to sequence » classique, comment est représentée le texte d'entrée après l'encodage ?</text:span></text:p>
      <text:list xml:id="list2003168058" text:style-name="L3">
        <text:list-item>
          <text:p text:style-name="P17">Par un vecteur par élément d'entrée</text:p>
        </text:list-item>
        <text:list-item>
          <text:p text:style-name="P17">Par un vecteur pour l'entrée entiè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41</meta:editing-cycles>
    <meta:creation-date>2016-05-19T10:49:00</meta:creation-date>
    <dc:date>2021-07-19T21:45:13.802876551</dc:date>
    <meta:editing-duration>PT4H10M12S</meta:editing-duration>
    <meta:generator>LibreOffice/7.1.4.2$Linux_X86_64 LibreOffice_project/10$Build-2</meta:generator>
    <meta:document-statistic meta:table-count="0" meta:image-count="0" meta:object-count="0" meta:page-count="3" meta:paragraph-count="30" meta:word-count="294" meta:character-count="1844" meta:non-whitespace-character-count="15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